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ed1c24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d1c24" fo:font-size="18pt" style:text-underline-style="solid" style:text-underline-width="auto" style:text-underline-color="font-color" fo:font-weight="bold" officeooo:rsid="0014e4ab" officeooo:paragraph-rsid="0014e4ab" style:font-size-asian="18pt" style:font-weight-asian="bold" style:font-size-complex="18pt" style:font-weight-complex="bold"/>
    </style:style>
    <style:style style:name="T1" style:family="text">
      <style:text-properties fo:color="#ed1c24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 zum LISP Video von Derek Banas</text:p>
      <text:p text:style-name="Standard"/>
      <text:p text:style-name="Standard">;;;; Lisp stands for List Processing, not</text:p>
      <text:p text:style-name="Standard">;;;; Lots of Irritating Superflous Parentheses</text:p>
      <text:p text:style-name="Standard">;;;; Lisps great strength is that you can use data to generate code</text:p>
      <text:p text:style-name="Standard"/>
      <text:p text:style-name="Standard">;;; ---------- INTRO ----------</text:p>
      <text:p text:style-name="Standard"/>
      <text:p text:style-name="Standard">;;; Comment</text:p>
      <text:p text:style-name="Standard">;; Comment that is indented with code</text:p>
      <text:p text:style-name="Standard">; Comment after a line of code</text:p>
      <text:p text:style-name="Standard"/>
      <text:p text:style-name="Standard">#||</text:p>
      <text:p text:style-name="Standard">Multiline Comment</text:p>
      <text:p text:style-name="Standard">||#</text:p>
      <text:p text:style-name="Standard"/>
      <text:p text:style-name="Standard">;;; ~% prints a newline with format</text:p>
      <text:p text:style-name="Standard">(format t "Hello world~%")</text:p>
      <text:p text:style-name="Standard"/>
      <text:p text:style-name="Standard">;;; The format statement starts with t to print to the console</text:p>
      <text:p text:style-name="Standard">;;; The control sequence begins with a ~</text:p>
      <text:p text:style-name="Standard">;;; ~a : Shows the value</text:p>
      <text:p text:style-name="Standard">;;; ~s : Shows quotes around the value</text:p>
      <text:p text:style-name="Standard">;;; ~10a : Adds 10 spaces for the value with extra space to the right</text:p>
      <text:p text:style-name="Standard">;;; ~10@a : Adds 10 spaces for the value with extra space to the left</text:p>
      <text:p text:style-name="Standard"/>
      <text:p text:style-name="Standard">;;; Print out a string without a newline</text:p>
      <text:p text:style-name="Standard">(print "What's your name ")</text:p>
      <text:p text:style-name="Standard"/>
      <text:p text:style-name="P1">;;; Create a variable which receives the value passed by read</text:p>
      <text:p text:style-name="Standard">;;; A variable name or symbol is made of letters, numbers, and + - _ * = &lt; &gt; ? !</text:p>
      <text:p text:style-name="Standard">;;; and are lowercase because Lisp isn't case sensitive</text:p>
      <text:p text:style-name="Standard">;;; You can't use white space in names because list items are separated</text:p>
      <text:p text:style-name="Standard">;;; with white space</text:p>
      <text:p text:style-name="Standard"><text:span text:style-name="T1">;;; Asterisks surround global variable names</text:span></text:p>
      <text:p text:style-name="Standard">(defvar *name* (read))</text:p>
      <text:p text:style-name="Standard"/>
      <text:p text:style-name="Standard"><text:span text:style-name="T1">;;; Create a function</text:span> and say hello to value passed</text:p>
      <text:p text:style-name="Standard">;;; Your supposed to keep closing parentheses on the same line, but that</text:p>
      <text:p text:style-name="Standard">;;; is up to you if the code is easier to follow</text:p>
      <text:p text:style-name="Standard">(defun hello-you (*name*)</text:p>
      <text:p text:style-name="Standard"><text:tab/>(format t "Hello ~a!~%" *name*)</text:p>
      <text:p text:style-name="Standard">)</text:p>
      <text:p text:style-name="Standard"/>
      <text:p text:style-name="Standard">;;; Change the case to capitalize just the first letter (:upcase :downcase)</text:p>
      <text:p text:style-name="Standard">(setq *print-case* :capitalize)</text:p>
      <text:p text:style-name="Standard"/>
      <text:p text:style-name="Standard">(hello-you *name*)</text:p>
      <text:p text:style-name="Standard"><text:soft-page-break/></text:p>
      <text:p text:style-name="Standard">;;; A <text:span text:style-name="T1">form</text:span> is a list with a command function name at the beginning</text:p>
      <text:p text:style-name="Standard">;;; Everything that follows the command is sent as parameters to the function</text:p>
      <text:p text:style-name="Standard">(+ 5 4) ; = 9</text:p>
      <text:p text:style-name="Standard"/>
      <text:p text:style-name="Standard">;;; You can nest a form inside of a form </text:p>
      <text:p text:style-name="Standard">(+ 5 (- 6 2)) ; = 9</text:p>
      <text:p text:style-name="Standard"/>
      <text:p text:style-name="Standard">;;; You define a <text:span text:style-name="T1">Data Mode</text:span> command by proceeding with a quote '</text:p>
      <text:p text:style-name="Standard">'(+ 5 4)</text:p>
      <text:p text:style-name="Standard"/>
      <text:p text:style-name="Standard">;;; Everything is a list in which each piece is held in a Cons Cell (Consecutive </text:p>
      <text:p text:style-name="Standard">;;; Cell) [+] [5] [4] [nil] with nil defining the end of the list</text:p>
      <text:p text:style-name="Standard"/>
      <text:p text:style-name="Standard">;;; Change the value of a variable with setf</text:p>
      <text:p text:style-name="Standard">(setf *number* 6)</text:p>
      <text:p text:style-name="Standard"/>
      <text:p text:style-name="Standard">;;; You can define variables local to only the let body</text:p>
      <text:p text:style-name="Standard">;;; (let ((var-1 5) (var-2 10)) (... Body ...))</text:p>
      <text:p text:style-name="Standard"/>
      <text:p text:style-name="Standard">(let ((var-1 5) </text:p>
      <text:p text:style-name="Standard"><text:tab/> <text:s/>(var-2 10)) </text:p>
      <text:p text:style-name="Standard"><text:tab/> <text:s/><text:tab/>(print (+ var-1 var-2))</text:p>
      <text:p text:style-name="Standard"><text:tab/> <text:s/><text:tab/>(terpri) ; Prints a newline</text:p>
      <text:p text:style-name="Standard">)</text:p>
      <text:p text:style-name="Standard"/>
      <text:p text:style-name="P1">;;; ---------- FORMAT ----------</text:p>
      <text:p text:style-name="Standard"/>
      <text:p text:style-name="Standard">(format t "Number with commas ~:d" 10000000)</text:p>
      <text:p text:style-name="Standard"/>
      <text:p text:style-name="Standard">(format t "PI to 5 characters ~5f" 3.141593)</text:p>
      <text:p text:style-name="Standard"/>
      <text:p text:style-name="Standard">(format t "PI to 4 decimals ~,4f" 3.141593)</text:p>
      <text:p text:style-name="Standard"/>
      <text:p text:style-name="Standard">(format t "10 Percent ~,,2f" .10)</text:p>
      <text:p text:style-name="Standard"/>
      <text:p text:style-name="Standard">(format t "10 Dollars ~$ ~%" 10)</text:p>
      <text:p text:style-name="Standard"/>
      <text:p text:style-name="P1">;;; ---------- MATH FUNCTIONS ----------</text:p>
      <text:p text:style-name="Standard"/>
      <text:p text:style-name="Standard">(format t "(+ 5 4) = ~d ~%" (+ 5 4))</text:p>
      <text:p text:style-name="Standard">(format t "(- 5 4) = ~d ~%" (- 5 4))</text:p>
      <text:p text:style-name="Standard">(format t "(* 5 4) = ~d ~%" (* 5 4))</text:p>
      <text:p text:style-name="Standard">(format t "(/ 5 4) = ~d ~%" (/ 5 4)) ; = 5/4</text:p>
      <text:p text:style-name="Standard">(format t "(/ 5 4.0) = ~d ~%" (/ 5 4.0)) ; = 1.25</text:p>
      <text:p text:style-name="Standard">(format t "(rem 5 4) = ~d ~%" (rem 5 4)) ; = 1 Returns the remainder</text:p>
      <text:p text:style-name="Standard">(format t "(mod 5 4) = ~d ~%" (mod 5 4)) ; = 1 Returns the remainder</text:p>
      <text:p text:style-name="Standard"/>
      <text:p text:style-name="Standard">(format t "(expt 4 2) = ~d ~%" (expt 4 2)) ; = Exponent 4^2</text:p>
      <text:p text:style-name="Standard"><text:soft-page-break/>(format t "(sqrt 81) = ~d ~%" (sqrt 81)) ; = 9</text:p>
      <text:p text:style-name="Standard">(format t "(exp 1) = ~d ~%" (exp 1)) ; = e^1</text:p>
      <text:p text:style-name="Standard">(format t "(log 1000 10) = ~d ~%" (log 1000 10)) ; = 3 = Because 10^3 = 1000</text:p>
      <text:p text:style-name="Standard">(format t "(eq 'dog 'dog) = ~d ~%" (eq 'dog 'dog)) ; = T Check Equality</text:p>
      <text:p text:style-name="Standard">(format t "(floor 5.5) = ~d ~%" (floor 5.5)) ; = 5</text:p>
      <text:p text:style-name="Standard">(format t "(ceiling 5.5) = ~d ~%" (ceiling 5.5)) ; = 6</text:p>
      <text:p text:style-name="Standard">(format t "(max 5 10) = ~d ~%" (max 5 10)) ; = 10</text:p>
      <text:p text:style-name="Standard">(format t "(min 5 10) = ~d ~%" (min 5 10)) ; = 5</text:p>
      <text:p text:style-name="Standard">(format t "(oddp 15) = ~d ~%" (oddp 15)) ; = T Check if 15 is odd </text:p>
      <text:p text:style-name="Standard">(format t "(evenp 15) = ~d ~%" (evenp 15)) ; = NIL = FALSE Check if 15 is even </text:p>
      <text:p text:style-name="Standard">(format t "(numberp 2) = ~d ~%" (numberp 2)) ; = T Is 2 a number</text:p>
      <text:p text:style-name="Standard">(format t "(null nil) = ~d ~%" (null nil)) ; = T Is something equal to nil</text:p>
      <text:p text:style-name="Standard"/>
      <text:p text:style-name="Standard">;;; There is also sin, cos, tan, asin, acos, atan</text:p>
      <text:p text:style-name="Standard"/>
      <text:p text:style-name="P1">;;; ---------- EQUALITY ----------</text:p>
      <text:p text:style-name="Standard"/>
      <text:p text:style-name="Standard">;;; Symbols are compared with eq</text:p>
      <text:p text:style-name="Standard"/>
      <text:p text:style-name="Standard">(defparameter *name* 'Derek)</text:p>
      <text:p text:style-name="Standard">(format t "(eq *name* 'Derek) = ~d ~%" (eq *name* 'Derek))</text:p>
      <text:p text:style-name="Standard"/>
      <text:p text:style-name="Standard">;;; Everything else is compared with equal for the most part</text:p>
      <text:p text:style-name="Standard"/>
      <text:p text:style-name="Standard">(format t "(equal 'car 'truck) = ~d ~%" (equal 'car 'truck))</text:p>
      <text:p text:style-name="Standard">(format t "(equal 10 10) = ~d ~%" (equal 10 10))</text:p>
      <text:p text:style-name="Standard">(format t "(equal 5.5 5.3) = ~d ~%" (equal 5.5 5.3))</text:p>
      <text:p text:style-name="Standard">(format t "(equal \"string\" \"String\") = ~d ~%" (equal "string" "String"))</text:p>
      <text:p text:style-name="Standard">(format t "(equal (list 1 2 3) (list 1 2 3)) = ~d ~%" </text:p>
      <text:p text:style-name="Standard"><text:tab/>(equal (list 1 2 3) (list 1 2 3)))</text:p>
      <text:p text:style-name="Standard"><text:tab/></text:p>
      <text:p text:style-name="Standard">;;; equalp can compare strings of any case and integers to floats</text:p>
      <text:p text:style-name="Standard">(format t "(equalp 1.0 1) = ~d ~%" (equalp 1.0 1))</text:p>
      <text:p text:style-name="Standard">(format t "(equalp \"Derek\" \"derek\") = ~d ~%" (equalp "Derek" "derek"))</text:p>
      <text:p text:style-name="Standard"/>
      <text:p text:style-name="Standard"><text:span text:style-name="T1">;;; ---------- CONDITIONALS ----------</text:span></text:p>
      <text:p text:style-name="Standard"/>
      <text:p text:style-name="Standard">(defparameter *age* 18) ; Create variable age</text:p>
      <text:p text:style-name="Standard"/>
      <text:p text:style-name="Standard">;;; Relational Operators &gt; &lt; &gt;= &lt;= =</text:p>
      <text:p text:style-name="Standard"/>
      <text:p text:style-name="Standard">;;; Check if age is greater than or equal to 18</text:p>
      <text:p text:style-name="Standard"/>
      <text:p text:style-name="Standard">(if (= *age* 18)</text:p>
      <text:p text:style-name="Standard">(format t "You can vote~%")</text:p>
      <text:p text:style-name="Standard">(format t "You can't vote~%"))</text:p>
      <text:p text:style-name="Standard"/>
      <text:p text:style-name="Standard">;;; How to check for not equal</text:p>
      <text:p text:style-name="Standard"/>
      <text:p text:style-name="Standard"><text:soft-page-break/>(if (not (= *age* 18))</text:p>
      <text:p text:style-name="Standard">(format t "You can vote~%")</text:p>
      <text:p text:style-name="Standard">(format t "You can't vote~%"))</text:p>
      <text:p text:style-name="Standard"/>
      <text:p text:style-name="Standard">;;; Logical Operators : and, or, not</text:p>
      <text:p text:style-name="Standard"/>
      <text:p text:style-name="Standard">(if (and (&gt;= *age* 18) (&lt;= *age* 67) )</text:p>
      <text:p text:style-name="Standard">(format t "Time for work~%")</text:p>
      <text:p text:style-name="Standard">(format t "Work if you want~%"))</text:p>
      <text:p text:style-name="Standard"/>
      <text:p text:style-name="Standard">(if (or (&lt;= *age* 14) (&gt;= *age* 67) )</text:p>
      <text:p text:style-name="Standard">(format t "You shouldn't work~%")</text:p>
      <text:p text:style-name="Standard">(format t "You should work~%"))</text:p>
      <text:p text:style-name="Standard"/>
      <text:p text:style-name="Standard">(defparameter *num* 2)</text:p>
      <text:p text:style-name="Standard">(defparameter *num-2* 2)</text:p>
      <text:p text:style-name="Standard">(defparameter *num-3* 2)</text:p>
      <text:p text:style-name="Standard"/>
      <text:p text:style-name="Standard">;;; You can execute multiple statements in an if with progn</text:p>
      <text:p text:style-name="Standard"/>
      <text:p text:style-name="Standard">(if (= *num* 2)</text:p>
      <text:p text:style-name="Standard"><text:tab/>(progn </text:p>
      <text:p text:style-name="Standard"><text:tab/><text:tab/>(setf *num-2* (* *num-2* 2))</text:p>
      <text:p text:style-name="Standard"><text:tab/><text:tab/>(setf *num-3* (* *num-3* 3))</text:p>
      <text:p text:style-name="Standard"><text:tab/>)</text:p>
      <text:p text:style-name="Standard"><text:tab/>(format t "Not equal to 2~%"))</text:p>
      <text:p text:style-name="Standard"/>
      <text:p text:style-name="Standard">(format t "*num-2* = ~d ~%" *num-2*)</text:p>
      <text:p text:style-name="Standard">(format t "*num-3* = ~d ~%" *num-3*)</text:p>
      <text:p text:style-name="Standard"/>
      <text:p text:style-name="Standard">;;; Case performs certain actions depending on conditions</text:p>
      <text:p text:style-name="Standard">(defun get-school (age)</text:p>
      <text:p text:style-name="Standard"><text:tab/>(case age</text:p>
      <text:p text:style-name="Standard"><text:tab/><text:tab/>(5 (print "Kindergarten"))</text:p>
      <text:p text:style-name="Standard"><text:tab/><text:tab/>(6 (print "First Grade"))</text:p>
      <text:p text:style-name="Standard"><text:tab/><text:tab/>(otherwise '(middle school))</text:p>
      <text:p text:style-name="Standard"><text:tab/>))</text:p>
      <text:p text:style-name="Standard"><text:tab/></text:p>
      <text:p text:style-name="Standard">(get-school 5)</text:p>
      <text:p text:style-name="Standard"/>
      <text:p text:style-name="Standard">(terpri) ; Newline</text:p>
      <text:p text:style-name="Standard"/>
      <text:p text:style-name="Standard">;;; when allows you to execute multiple statements by default</text:p>
      <text:p text:style-name="Standard"/>
      <text:p text:style-name="Standard">(when (= *age* 18)</text:p>
      <text:p text:style-name="Standard"><text:tab/>(setf *num-3* 18)</text:p>
      <text:p text:style-name="Standard"><text:tab/>(format t "Go to college you're ~d ~%" *num-3*)</text:p>
      <text:p text:style-name="Standard">)</text:p>
      <text:p text:style-name="Standard"/>
      <text:p text:style-name="Standard"><text:soft-page-break/>;;; With unless code is executed if the expression is false</text:p>
      <text:p text:style-name="Standard"/>
      <text:p text:style-name="Standard">(unless (not (= *age* 18))</text:p>
      <text:p text:style-name="Standard"><text:tab/>(setf *num-3* 20)</text:p>
      <text:p text:style-name="Standard"><text:tab/>(format t "Something Random ~%")</text:p>
      <text:p text:style-name="Standard">)</text:p>
      <text:p text:style-name="Standard"/>
      <text:p text:style-name="Standard"><text:span text:style-name="T1">;;; cond is like if else if else</text:span></text:p>
      <text:p text:style-name="Standard"/>
      <text:p text:style-name="Standard">(defvar *college-ready* nil)</text:p>
      <text:p text:style-name="Standard"/>
      <text:p text:style-name="Standard">(cond ( (&gt;= *age* 18) ; If T do this</text:p>
      <text:p text:style-name="Standard"><text:tab/><text:tab/>(setf *college-ready* 'yes)</text:p>
      <text:p text:style-name="Standard"><text:tab/><text:tab/>(format t "Ready for College ~%"))</text:p>
      <text:p text:style-name="Standard"><text:tab/> <text:s/>( (&lt; *age* 18) ; Else If T do this</text:p>
      <text:p text:style-name="Standard"><text:tab/> <text:s/><text:tab/>(setf *college-ready* 'no)</text:p>
      <text:p text:style-name="Standard"><text:tab/><text:tab/>(format t "Not Ready for College ~%"))</text:p>
      <text:p text:style-name="Standard"><text:tab/> <text:s/>(t (format t "Don't Know ~%"))) ; Else do this by default (t is for true)</text:p>
      <text:p text:style-name="Standard"><text:tab/> <text:s/></text:p>
      <text:p text:style-name="P1">;;; ---------- LOOPING ----------</text:p>
      <text:p text:style-name="P1"/>
      <text:p text:style-name="Standard">;;; loop executes code a defined number of times</text:p>
      <text:p text:style-name="Standard">;;; Create a list using numbers 1 through 10</text:p>
      <text:p text:style-name="Standard">(loop for x from 1 to 10</text:p>
      <text:p text:style-name="Standard"><text:tab/>do(print x))</text:p>
      <text:p text:style-name="P1"/>
      <text:p text:style-name="Standard">;;; Loop until the when condition calls return</text:p>
      <text:p text:style-name="Standard">(setq x 1)</text:p>
      <text:p text:style-name="Standard">(loop</text:p>
      <text:p text:style-name="Standard"><text:tab/>(format t "~d ~%" x)</text:p>
      <text:p text:style-name="Standard"><text:tab/>(setq x (+ x 1))</text:p>
      <text:p text:style-name="Standard"><text:tab/>(when (&gt; x 10) (return x))</text:p>
      <text:p text:style-name="Standard">)</text:p>
      <text:p text:style-name="Standard"/>
      <text:p text:style-name="Standard">;;; loop for can cycle through a list or iterate commonly</text:p>
      <text:p text:style-name="Standard">;;; It will execute any number of statements after do</text:p>
      <text:p text:style-name="Standard">(loop for x in '(Peter Paul Mary) do </text:p>
      <text:p text:style-name="Standard"><text:tab/>(format t "~s ~%" x)</text:p>
      <text:p text:style-name="Standard">)</text:p>
      <text:p text:style-name="Standard"/>
      <text:p text:style-name="Standard">(loop for y from 100 to 110 do</text:p>
      <text:p text:style-name="Standard"><text:tab/>(print y)</text:p>
      <text:p text:style-name="Standard">)</text:p>
      <text:p text:style-name="Standard"/>
      <text:p text:style-name="Standard">;;; dotimes iterates a specified number of times</text:p>
      <text:p text:style-name="Standard">(dotimes (y 12)</text:p>
      <text:p text:style-name="Standard"><text:tab/>(print y))</text:p>
      <text:p text:style-name="P1"/>
      <text:p text:style-name="P1"/>
      <text:p text:style-name="P1"><text:soft-page-break/>;;; ---------- CONS CELLS / LISTS ----------</text:p>
      <text:p text:style-name="Standard"/>
      <text:p text:style-name="Standard">;;; Link together 2 objects of data</text:p>
      <text:p text:style-name="Standard">(cons 'superman 'batman)</text:p>
      <text:p text:style-name="Standard"/>
      <text:p text:style-name="Standard">;;; Create a list with list</text:p>
      <text:p text:style-name="Standard">(list 'superman 'batman 'flash)</text:p>
      <text:p text:style-name="Standard"/>
      <text:p text:style-name="Standard">;;; Add item to the front of another list</text:p>
      <text:p text:style-name="Standard">(cons 'aquaman '(superman batman))</text:p>
      <text:p text:style-name="Standard"/>
      <text:p text:style-name="P1">;;; Get the first item out of a list with car</text:p>
      <text:p text:style-name="Standard">(format t "First = ~a ~%" (car '(superman batman aquaman)))</text:p>
      <text:p text:style-name="Standard"/>
      <text:p text:style-name="P1">;;; Get everything but the first item with cdr</text:p>
      <text:p text:style-name="Standard">(format t "Everything Else = ~a ~%" (cdr '(superman batman aquaman)))</text:p>
      <text:p text:style-name="Standard"/>
      <text:p text:style-name="Standard"><text:span text:style-name="T1">;;; Get the 2nd item </text:span>d = (batman flash joker) a = (batman)</text:p>
      <text:p text:style-name="Standard">(format t "2nd Item = ~a ~%" (cadr '(superman batman aquaman flash joker)))</text:p>
      <text:p text:style-name="Standard"/>
      <text:p text:style-name="Standard"><text:span text:style-name="T1">;;; Get the 3rd item </text:span>= aquaman</text:p>
      <text:p text:style-name="Standard">(format t "3rd Item = ~a ~%" (caddr '(superman batman aquaman flash joker)))</text:p>
      <text:p text:style-name="Standard"/>
      <text:p text:style-name="P1">;;; Get the 4th item (Max you can go)</text:p>
      <text:p text:style-name="Standard">(format t "4th Item = ~a ~%" (cadddr '(superman batman aquaman flash joker)))</text:p>
      <text:p text:style-name="Standard"/>
      <text:p text:style-name="Standard">;;; Get the 4th item = joker</text:p>
      <text:p text:style-name="Standard">(format t "4th Item = ~a ~%" (cddddr '(superman batman aquaman flash joker)))</text:p>
      <text:p text:style-name="Standard"/>
      <text:p text:style-name="Standard">;;; Get the 2nd item in the second list</text:p>
      <text:p text:style-name="Standard">;;; d : (aquaman flash joker) (wonderwoman catwoman)</text:p>
      <text:p text:style-name="Standard">;;; a : (aquaman flash joker)</text:p>
      <text:p text:style-name="Standard">;;; d : (flash joker)</text:p>
      <text:p text:style-name="Standard">;;; a : (flash)</text:p>
      <text:p text:style-name="Standard">(format t "2nd Item 2nd List = ~a ~%" </text:p>
      <text:p text:style-name="Standard">(cadadr '((superman batman) (aquaman flash joker) (wonderwoman catwoman))))</text:p>
      <text:p text:style-name="Standard"/>
      <text:p text:style-name="Standard">;;; Get the 3rd item in the 2nd list = joker</text:p>
      <text:p text:style-name="Standard">(format t "3rd Item 2nd List = ~a ~%" </text:p>
      <text:p text:style-name="Standard">(cddadr '((superman batman) (aquaman flash joker) (wonderwoman catwoman))))</text:p>
      <text:p text:style-name="Standard"/>
      <text:p text:style-name="Standard">;;; = T Is something a list</text:p>
      <text:p text:style-name="Standard">(format t "Is it a List = ~a ~%" (listp '(batman superman))) </text:p>
      <text:p text:style-name="Standard"/>
      <text:p text:style-name="Standard">;;; Is 3 a member of the list</text:p>
      <text:p text:style-name="Standard">(format t "Is 3 in the List = ~a ~%" (if (member 3 '(2 4 6)) 't nil)) </text:p>
      <text:p text:style-name="Standard"/>
      <text:p text:style-name="Standard">;;; Combine lists into 1 list</text:p>
      <text:p text:style-name="Standard">(append '(just) '(some) '(random words))</text:p>
      <text:p text:style-name="Standard"><text:soft-page-break/></text:p>
      <text:p text:style-name="Standard">;;; Push an item on the front of a list</text:p>
      <text:p text:style-name="Standard">(defparameter *nums* '(2 4 6))</text:p>
      <text:p text:style-name="Standard">(push 1 *nums*)</text:p>
      <text:p text:style-name="Standard"/>
      <text:p text:style-name="Standard">;;; Get the nth value from a list</text:p>
      <text:p text:style-name="Standard">(format t "2nd Item in the List = ~a ~%" (nth 2 *nums*)) </text:p>
      <text:p text:style-name="Standard"/>
      <text:p text:style-name="Standard">;;; Create a plist which uses a symbol to describe the data</text:p>
      <text:p text:style-name="Standard">(defvar superman (list :name "Superman" :secret-id "Clark Kent"))</text:p>
      <text:p text:style-name="Standard"/>
      <text:p text:style-name="Standard">;;; This list will hold heroes</text:p>
      <text:p text:style-name="Standard">(defvar *hero-list* nil)</text:p>
      <text:p text:style-name="Standard"/>
      <text:p text:style-name="Standard">;;; Adds items to our list</text:p>
      <text:p text:style-name="Standard">(push superman *hero-list*)</text:p>
      <text:p text:style-name="Standard"/>
      <text:p text:style-name="Standard">;;; Cycle through all heros in the list and print them out</text:p>
      <text:p text:style-name="Standard">(dolist (hero *hero-list*)</text:p>
      <text:p text:style-name="Standard"/>
      <text:p text:style-name="Standard"><text:tab/>;; Surround with ~{ and ~} to automatically grab data from list</text:p>
      <text:p text:style-name="Standard"><text:tab/>(format t "~{~a : ~a ~}~%" hero)</text:p>
      <text:p text:style-name="Standard">)</text:p>
      <text:p text:style-name="Standard"/>
      <text:p text:style-name="Standard">;;; ---------- ASSOCIATION LIST ----------</text:p>
      <text:p text:style-name="Standard"/>
      <text:p text:style-name="Standard">;;; The hero name represents the key</text:p>
      <text:p text:style-name="Standard"/>
      <text:p text:style-name="Standard">(defparameter *heroes*</text:p>
      <text:p text:style-name="Standard"><text:tab/>'((Superman (Clark Kent))</text:p>
      <text:p text:style-name="Standard"><text:tab/>(Flash (Barry Allen))</text:p>
      <text:p text:style-name="Standard"><text:tab/>(Batman (Bruce Wayne))))</text:p>
      <text:p text:style-name="Standard"><text:tab/></text:p>
      <text:p text:style-name="Standard">;;; Get the key value with assoc</text:p>
      <text:p text:style-name="Standard">(format t "Superman Data ~a ~%" (assoc 'superman *heroes*)) </text:p>
      <text:p text:style-name="Standard"/>
      <text:p text:style-name="Standard">;;; Get secret identity</text:p>
      <text:p text:style-name="Standard">(format t "Superman is ~a ~%" (cadr (assoc 'superman *heroes*))) </text:p>
      <text:p text:style-name="Standard"><text:s/></text:p>
      <text:p text:style-name="Standard">(defparameter *hero-size*</text:p>
      <text:p text:style-name="Standard"><text:tab/>'((Superman (6 ft 3 in) (230 lbs))</text:p>
      <text:p text:style-name="Standard"><text:tab/>(Flash (6 ft 0 in) (190 lbs))</text:p>
      <text:p text:style-name="Standard"><text:tab/>(Batman (6 ft 2 in) (210 lbs))))</text:p>
      <text:p text:style-name="Standard"><text:tab/></text:p>
      <text:p text:style-name="Standard">;;; Get height</text:p>
      <text:p text:style-name="Standard">(format t "Superman is ~a ~%" (cadr (assoc 'Flash *hero-size*)))</text:p>
      <text:p text:style-name="Standard"><text:s/></text:p>
      <text:p text:style-name="Standard">;;; Get weight</text:p>
      <text:p text:style-name="Standard">(format t "Batman is ~a ~%" (caddr (assoc 'Batman *hero-size*))) </text:p>
      <text:p text:style-name="Standard"><text:soft-page-break/></text:p>
      <text:p text:style-name="P1">;;; ---------- FUNCTIONS ----------</text:p>
      <text:p text:style-name="P1"/>
      <text:p text:style-name="Standard">;;; Create a function that says hello</text:p>
      <text:p text:style-name="Standard">(defun hello ()</text:p>
      <text:p text:style-name="Standard"><text:tab/>(print "Hello")</text:p>
      <text:p text:style-name="Standard"><text:tab/>(terpri)) ; Newline</text:p>
      <text:p text:style-name="Standard"><text:tab/></text:p>
      <text:p text:style-name="Standard">(hello)</text:p>
      <text:p text:style-name="Standard"><text:tab/></text:p>
      <text:p text:style-name="Standard">;;; Get average</text:p>
      <text:p text:style-name="Standard">(defun get-avg (num-1 num-2)</text:p>
      <text:p text:style-name="Standard"><text:tab/>(/ (+ num-1 num-2) 2 ))</text:p>
      <text:p text:style-name="Standard"><text:tab/></text:p>
      <text:p text:style-name="Standard">(format t "Avg 10 &amp; 50 = ~a ~%" (get-avg 10 50)) </text:p>
      <text:p text:style-name="Standard"><text:tab/></text:p>
      <text:p text:style-name="Standard">;;; You can define some parameters as optional in a function with &amp;optional</text:p>
      <text:p text:style-name="Standard">(defun print-list (w x &amp;optional y z)</text:p>
      <text:p text:style-name="Standard"><text:tab/>(format t "List = ~a ~%" (list w x y z))</text:p>
      <text:p text:style-name="Standard">)</text:p>
      <text:p text:style-name="Standard"/>
      <text:p text:style-name="Standard">(print-list 1 2 3)</text:p>
      <text:p text:style-name="Standard"/>
      <text:p text:style-name="Standard">;;; Receive multiple values with &amp;rest</text:p>
      <text:p text:style-name="Standard">(defvar *total* 0)</text:p>
      <text:p text:style-name="Standard"/>
      <text:p text:style-name="Standard">(defun sum (&amp;rest nums)</text:p>
      <text:p text:style-name="Standard"><text:tab/>(dolist (num nums)</text:p>
      <text:p text:style-name="Standard"><text:tab/><text:tab/>(setf *total* (+ *total* num))</text:p>
      <text:p text:style-name="Standard"><text:tab/>)</text:p>
      <text:p text:style-name="Standard"><text:tab/>(format t "Sum: ~a ~%" *total*)</text:p>
      <text:p text:style-name="Standard">)</text:p>
      <text:p text:style-name="Standard"/>
      <text:p text:style-name="Standard">(sum 1 2 3 4 5)</text:p>
      <text:p text:style-name="Standard"/>
      <text:p text:style-name="Standard">;;; Keyword parameters are used to pass values to specific variables</text:p>
      <text:p text:style-name="Standard">(defun print-list(&amp;optional &amp;key x y z)</text:p>
      <text:p text:style-name="Standard"><text:tab/>(format t "List: ~a ~%" (list x y z))</text:p>
      <text:p text:style-name="Standard">)</text:p>
      <text:p text:style-name="Standard"/>
      <text:p text:style-name="Standard">(print-list :x 1 :y 2)</text:p>
      <text:p text:style-name="Standard"/>
      <text:p text:style-name="Standard">;;; Functions by default return the value of the last expression</text:p>
      <text:p text:style-name="Standard">;;; You can also return a specific value with return-from followed by the </text:p>
      <text:p text:style-name="Standard">;;; function name</text:p>
      <text:p text:style-name="Standard">(defun difference (num1 num2)</text:p>
      <text:p text:style-name="Standard"><text:tab/>(return-from difference(- num1 num2))</text:p>
      <text:p text:style-name="Standard">)</text:p>
      <text:p text:style-name="Standard"/>
      <text:p text:style-name="Standard"><text:soft-page-break/>(format t "10 - 2 = ~a ~%" (difference 10 2))<text:tab/></text:p>
      <text:p text:style-name="Standard"><text:tab/></text:p>
      <text:p text:style-name="Standard">;;; Get Supermans data</text:p>
      <text:p text:style-name="Standard">;;; When you use ` you are using quasiquoting which allows you to switch from </text:p>
      <text:p text:style-name="Standard">;;; code to data mode</text:p>
      <text:p text:style-name="Standard">;;; The function between ,() is code mode</text:p>
      <text:p text:style-name="Standard"><text:tab/></text:p>
      <text:p text:style-name="Standard">(defun get-hero-data (size)</text:p>
      <text:p text:style-name="Standard"><text:tab/>(format t "~a ~%" </text:p>
      <text:p text:style-name="Standard"><text:tab/>`(,(caar size) is ,(cadar size) and ,(cddar size))))<text:tab/></text:p>
      <text:p text:style-name="Standard"><text:tab/></text:p>
      <text:p text:style-name="Standard">(defparameter *hero-size*</text:p>
      <text:p text:style-name="Standard"><text:tab/>'((Superman (6 ft 3 in) (230 lbs))</text:p>
      <text:p text:style-name="Standard"><text:tab/>(Flash (6 ft 0 in) (190 lbs))</text:p>
      <text:p text:style-name="Standard"><text:tab/>(Batman (6 ft 2 in) (210 lbs))))</text:p>
      <text:p text:style-name="Standard"><text:tab/></text:p>
      <text:p text:style-name="Standard">(get-hero-data *hero-size*)</text:p>
      <text:p text:style-name="Standard"/>
      <text:p text:style-name="Standard">;;; Check if every item in a list is a number</text:p>
      <text:p text:style-name="Standard">(format t "A number ~a ~%" (mapcar #'numberp '(1 2 3 f g)))</text:p>
      <text:p text:style-name="Standard"><text:s/><text:tab/></text:p>
      <text:p text:style-name="Standard">;;; You can define functions local only to the flet body</text:p>
      <text:p text:style-name="Standard">;;; (flet ((func-name (arguments)</text:p>
      <text:p text:style-name="Standard">;;;<text:tab/>... Function Body ...))</text:p>
      <text:p text:style-name="Standard">;;;<text:tab/>... Body ...)</text:p>
      <text:p text:style-name="Standard"/>
      <text:p text:style-name="Standard">(flet ((double-it (num)</text:p>
      <text:p text:style-name="Standard"><text:tab/><text:tab/>(* num 2)))</text:p>
      <text:p text:style-name="Standard"><text:tab/><text:tab/>(double-it 10))</text:p>
      <text:p text:style-name="Standard"><text:tab/><text:tab/></text:p>
      <text:p text:style-name="Standard">;;; You can have multiple functions in flet</text:p>
      <text:p text:style-name="Standard">(flet ((double-it (num)</text:p>
      <text:p text:style-name="Standard"><text:tab/><text:tab/>(* num 2))</text:p>
      <text:p text:style-name="Standard"><text:tab/><text:tab/>(triple-it (num)</text:p>
      <text:p text:style-name="Standard"><text:tab/><text:tab/>(* num 3)))</text:p>
      <text:p text:style-name="Standard"><text:tab/><text:tab/>(format t "Double &amp; Triple 10 = ~d~%" (triple-it (double-it 10)))</text:p>
      <text:p text:style-name="Standard">)</text:p>
      <text:p text:style-name="Standard"/>
      <text:p text:style-name="Standard">;;; labels is used when you want to have a function call itself, or if you want </text:p>
      <text:p text:style-name="Standard">;;; to be able to call another local function inside a function</text:p>
      <text:p text:style-name="Standard">(labels ((double-it (num)</text:p>
      <text:p text:style-name="Standard"><text:tab/><text:tab/><text:tab/>(* num 2))</text:p>
      <text:p text:style-name="Standard"><text:tab/><text:tab/>(triple-it (num)</text:p>
      <text:p text:style-name="Standard"><text:tab/><text:tab/><text:tab/>(* (double-it num) 3)))</text:p>
      <text:p text:style-name="Standard"><text:tab/><text:tab/>(format t "Double &amp; Triple 3 = ~d~%" (triple-it 3))</text:p>
      <text:p text:style-name="Standard">)</text:p>
      <text:p text:style-name="Standard"/>
      <text:p text:style-name="Standard">;;; Return multiple values from a function</text:p>
      <text:p text:style-name="Standard">(defun squares (num)</text:p>
      <text:p text:style-name="Standard"><text:soft-page-break/><text:tab/>(values (expt num 2) (expt num 3)))</text:p>
      <text:p text:style-name="Standard"/>
      <text:p text:style-name="Standard">;;; Get multiple values from a function</text:p>
      <text:p text:style-name="Standard">(multiple-value-bind (a b) (squares 2) </text:p>
      <text:p text:style-name="Standard"><text:tab/>(format t "2^2 = ~d <text:s/>2^3 = ~d~%" a b)</text:p>
      <text:p text:style-name="Standard">)</text:p>
      <text:p text:style-name="Standard"/>
      <text:p text:style-name="Standard">;;; Higher Order Functions</text:p>
      <text:p text:style-name="Standard">;;; You can use functions as data</text:p>
      <text:p text:style-name="Standard"/>
      <text:p text:style-name="Standard">(defun times-3 (x) (* 3 x))</text:p>
      <text:p text:style-name="Standard">(defun times-4 (x) (* 4 x))</text:p>
      <text:p text:style-name="Standard"/>
      <text:p text:style-name="Standard">;;; Pass in the function without attributes just like a variable</text:p>
      <text:p text:style-name="Standard">(defun multiples (mult-func max-num)</text:p>
      <text:p text:style-name="Standard"/>
      <text:p text:style-name="Standard"><text:tab/>;; Cycle through values up to the max supplied</text:p>
      <text:p text:style-name="Standard"><text:tab/>(dotimes (x max-num)</text:p>
      <text:p text:style-name="Standard"><text:tab/><text:tab/></text:p>
      <text:p text:style-name="Standard"><text:tab/><text:tab/>;; funcall is used when you know the number of arguments</text:p>
      <text:p text:style-name="Standard"><text:tab/><text:tab/>(format t "~d : ~d~%" x (funcall mult-func x))<text:tab/><text:tab/></text:p>
      <text:p text:style-name="Standard">))</text:p>
      <text:p text:style-name="Standard"/>
      <text:p text:style-name="Standard">(multiples #'times-3 10)</text:p>
      <text:p text:style-name="Standard">(multiples #'times-4 10)</text:p>
      <text:p text:style-name="Standard"/>
      <text:p text:style-name="P1">;;; ---------- LAMBDA ----------</text:p>
      <text:p text:style-name="Standard"/>
      <text:p text:style-name="Standard">;;; The lambda command allows you to create a function without giving it a name</text:p>
      <text:p text:style-name="Standard">;;; You can also pass this function just like you pass variables</text:p>
      <text:p text:style-name="Standard"/>
      <text:p text:style-name="Standard">;;; Multiply every item in a list</text:p>
      <text:p text:style-name="Standard">(mapcar (lambda (x) (* x 2)) '(1 2 3 4 5))</text:p>
      <text:p text:style-name="Standard"/>
      <text:p text:style-name="P1">;;; ---------- MACROS ---------- </text:p>
      <text:p text:style-name="Standard">;;; A function runs when it is called to execute, while a macro is compiled</text:p>
      <text:p text:style-name="Standard">;;; first and is available immediately like any other lisp built in function</text:p>
      <text:p text:style-name="Standard">;;; Macros are functions used to generate code rather then perform actions</text:p>
      <text:p text:style-name="Standard"/>
      <text:p text:style-name="Standard">(defvar *num* 2)</text:p>
      <text:p text:style-name="Standard">(defvar *num-2* 0)</text:p>
      <text:p text:style-name="Standard"/>
      <text:p text:style-name="Standard">;;; It can be irritating to have to use progn with if</text:p>
      <text:p text:style-name="Standard">(if (= *num* 2)</text:p>
      <text:p text:style-name="Standard"><text:tab/>(progn </text:p>
      <text:p text:style-name="Standard"><text:tab/><text:tab/>(setf *num-2* 2)</text:p>
      <text:p text:style-name="Standard"><text:tab/><text:tab/>(format t "*num-2* = ~d ~%" *num-2*)</text:p>
      <text:p text:style-name="Standard"><text:tab/>)</text:p>
      <text:p text:style-name="Standard"><text:tab/>(format t "Not equal to 2 ~%"))</text:p>
      <text:p text:style-name="Standard"><text:soft-page-break/></text:p>
      <text:p text:style-name="Standard">(defmacro ifit (condition &amp;rest body)</text:p>
      <text:p text:style-name="Standard"/>
      <text:p text:style-name="Standard"><text:tab/>;;; The backquote generates the code</text:p>
      <text:p text:style-name="Standard"><text:tab/>;;; The , changes the condition to code mode from data mode</text:p>
      <text:p text:style-name="Standard"><text:tab/>;;; The &amp;rest body parameter will hold commands in a list</text:p>
      <text:p text:style-name="Standard"><text:tab/>;;; The "Can't Drive" Works as the else</text:p>
      <text:p text:style-name="Standard"><text:tab/></text:p>
      <text:p text:style-name="Standard"><text:tab/>`(if ,condition (progn ,@body) (format t "Can't Drive ~%") ))</text:p>
      <text:p text:style-name="Standard"/>
      <text:p text:style-name="Standard">(setf *age* 16)</text:p>
      <text:p text:style-name="Standard"/>
      <text:p text:style-name="Standard">(ifit (&gt;= *age* 16) </text:p>
      <text:p text:style-name="Standard"><text:tab/>(print "You are over 16")</text:p>
      <text:p text:style-name="Standard"><text:tab/>(print "Time to Drive")</text:p>
      <text:p text:style-name="Standard"><text:tab/>(terpri)</text:p>
      <text:p text:style-name="Standard">)</text:p>
      <text:p text:style-name="Standard"/>
      <text:p text:style-name="Standard">;;; let can also get confusing with its parentheses</text:p>
      <text:p text:style-name="Standard"/>
      <text:p text:style-name="Standard">(defun add (num1 num2)</text:p>
      <text:p text:style-name="Standard"><text:tab/>(let ((sum (+ num1 num2)))</text:p>
      <text:p text:style-name="Standard"><text:tab/><text:tab/>(format t "~a + ~a = ~a ~%" num1 num2 sum)))</text:p>
      <text:p text:style-name="Standard"/>
      <text:p text:style-name="Standard">;;; Define a macro to clean up let</text:p>
      <text:p text:style-name="Standard"/>
      <text:p text:style-name="Standard">(defmacro letx (var val &amp;body body)</text:p>
      <text:p text:style-name="Standard"><text:tab/>`(let ((,var ,val)) ,@body))</text:p>
      <text:p text:style-name="Standard"><text:tab/></text:p>
      <text:p text:style-name="Standard">(defun subtract (num1 num2)</text:p>
      <text:p text:style-name="Standard"><text:tab/>(letx dif (- num1 num2)</text:p>
      <text:p text:style-name="Standard"><text:tab/><text:tab/>(format t "~a - ~a = ~a ~%" num1 num2 dif)))</text:p>
      <text:p text:style-name="Standard"/>
      <text:p text:style-name="Standard">(subtract 10 6)</text:p>
      <text:p text:style-name="Standard"/>
      <text:p text:style-name="P1">;;; ---------- CLASSES ----------</text:p>
      <text:p text:style-name="Standard">;;; defclass defines your custom data type </text:p>
      <text:p text:style-name="Standard">;;; Define the class name and attributes it has</text:p>
      <text:p text:style-name="Standard"/>
      <text:p text:style-name="Standard">(defclass animal ()</text:p>
      <text:p text:style-name="Standard"><text:tab/>(name</text:p>
      <text:p text:style-name="Standard"><text:tab/>sound))</text:p>
      <text:p text:style-name="Standard"><text:tab/></text:p>
      <text:p text:style-name="Standard">;;; Create an animal object</text:p>
      <text:p text:style-name="Standard">(defparameter *dog* (make-instance 'animal))</text:p>
      <text:p text:style-name="Standard"/>
      <text:p text:style-name="Standard">;;; Set the values for dog</text:p>
      <text:p text:style-name="Standard">(setf (slot-value *dog* 'name) "Spot")</text:p>
      <text:p text:style-name="Standard">(setf (slot-value *dog* 'sound) "Woof")</text:p>
      <text:p text:style-name="Standard"><text:soft-page-break/></text:p>
      <text:p text:style-name="Standard">;;; Get the values for dog</text:p>
      <text:p text:style-name="Standard">(format t "~a says ~a ~%" </text:p>
      <text:p text:style-name="Standard"><text:tab/>(slot-value *dog* 'name) </text:p>
      <text:p text:style-name="Standard"><text:tab/>(slot-value *dog* 'sound))</text:p>
      <text:p text:style-name="Standard"/>
      <text:p text:style-name="Standard">;;; You can define initialization options for objects</text:p>
      <text:p text:style-name="Standard">;;; :initarg defines the key used to assign to the slot</text:p>
      <text:p text:style-name="Standard">;;; :initform defines a default value </text:p>
      <text:p text:style-name="Standard">;;; You can define an error message if an attribute isn't provided</text:p>
      <text:p text:style-name="Standard">;;; :accessor generates getter and setters for the slot using the name you </text:p>
      <text:p text:style-name="Standard">;;; provide. </text:p>
      <text:p text:style-name="Standard">;;; You could use :reader mammal-sound to generate only a getter</text:p>
      <text:p text:style-name="Standard">;;; You could use :writer (setf mammal-sound) to generate only a setter</text:p>
      <text:p text:style-name="Standard">(defclass mammal ()</text:p>
      <text:p text:style-name="Standard"><text:tab/>((name</text:p>
      <text:p text:style-name="Standard"><text:tab/><text:tab/>:initarg :name</text:p>
      <text:p text:style-name="Standard"><text:tab/><text:tab/>:initform (error "Must provide a name"))</text:p>
      <text:p text:style-name="Standard"><text:tab/>(sound</text:p>
      <text:p text:style-name="Standard"><text:tab/><text:tab/>:initarg :sound</text:p>
      <text:p text:style-name="Standard"><text:tab/><text:tab/>:initform "No Sound"</text:p>
      <text:p text:style-name="Standard"><text:tab/><text:tab/>:accessor mammal-sound)</text:p>
      <text:p text:style-name="Standard"><text:tab/>)</text:p>
      <text:p text:style-name="Standard">)</text:p>
      <text:p text:style-name="Standard"/>
      <text:p text:style-name="Standard">(defparameter *king-kong*</text:p>
      <text:p text:style-name="Standard"><text:tab/>(make-instance 'mammal :name "King Kong" :sound "Rawwwr")</text:p>
      <text:p text:style-name="Standard">)</text:p>
      <text:p text:style-name="Standard"/>
      <text:p text:style-name="Standard">;;; Output data on the mammal</text:p>
      <text:p text:style-name="Standard">(format t "~a says ~a ~%" </text:p>
      <text:p text:style-name="Standard"><text:tab/>(slot-value *king-kong* 'name) </text:p>
      <text:p text:style-name="Standard"><text:tab/>(slot-value *king-kong* 'sound))</text:p>
      <text:p text:style-name="Standard"/>
      <text:p text:style-name="Standard">;;; Displays an error because name wasn't defined</text:p>
      <text:p text:style-name="Standard">;;; (defparameter *king-kong* (make-instance 'mammal))</text:p>
      <text:p text:style-name="Standard"/>
      <text:p text:style-name="Standard">;;; Create mammal Fluffy</text:p>
      <text:p text:style-name="Standard">(defparameter *fluffy*</text:p>
      <text:p text:style-name="Standard"><text:tab/>(make-instance 'mammal :name "Fluffy" :sound "Meow")</text:p>
      <text:p text:style-name="Standard">)</text:p>
      <text:p text:style-name="Standard"/>
      <text:p text:style-name="Standard">;;; A generic function has a name and parameter list but no implementation</text:p>
      <text:p text:style-name="Standard">;;; In Lisp methods don't belong to classes, but instead belong to generic</text:p>
      <text:p text:style-name="Standard">;;; functions which are responsible for executing the correct method based</text:p>
      <text:p text:style-name="Standard">;;; on the data passed</text:p>
      <text:p text:style-name="Standard"/>
      <text:p text:style-name="Standard">(defgeneric make-sound (mammal))</text:p>
      <text:p text:style-name="Standard"/>
      <text:p text:style-name="Standard"><text:soft-page-break/>(defmethod make-sound ((the-mammal mammal))</text:p>
      <text:p text:style-name="Standard"><text:tab/>(format t "~a says ~a ~%" </text:p>
      <text:p text:style-name="Standard"><text:tab/>(slot-value the-mammal 'name)</text:p>
      <text:p text:style-name="Standard"><text:tab/>(slot-value the-mammal 'sound))</text:p>
      <text:p text:style-name="Standard">) </text:p>
      <text:p text:style-name="Standard"/>
      <text:p text:style-name="Standard">(make-sound *king-kong*)</text:p>
      <text:p text:style-name="Standard">(make-sound *fluffy*)</text:p>
      <text:p text:style-name="Standard"/>
      <text:p text:style-name="Standard">;;; You can define your own getters and setters</text:p>
      <text:p text:style-name="Standard"/>
      <text:p text:style-name="Standard">;;; Define setter</text:p>
      <text:p text:style-name="Standard">(defgeneric (setf mammal-name) (value the-mammal))</text:p>
      <text:p text:style-name="Standard"/>
      <text:p text:style-name="Standard">(defmethod (setf mammal-name) (value (the-mammal mammal))</text:p>
      <text:p text:style-name="Standard"><text:tab/>(setf (slot-value the-mammal 'name) value))</text:p>
      <text:p text:style-name="Standard"><text:tab/></text:p>
      <text:p text:style-name="Standard">;;; Define getter</text:p>
      <text:p text:style-name="Standard">(defgeneric mammal-name (the-mammal))</text:p>
      <text:p text:style-name="Standard"/>
      <text:p text:style-name="Standard">(defmethod mammal-name ((the-mammal mammal))</text:p>
      <text:p text:style-name="Standard"><text:tab/>(slot-value the-mammal 'name))</text:p>
      <text:p text:style-name="Standard"><text:tab/></text:p>
      <text:p text:style-name="Standard">(setf (mammal-name *king-kong*) "Kong")</text:p>
      <text:p text:style-name="Standard"/>
      <text:p text:style-name="Standard">(format t "I am ~a ~%" (mammal-name *king-kong*))</text:p>
      <text:p text:style-name="Standard"/>
      <text:p text:style-name="Standard">;;; Use the auto generated sound getters and setters instead</text:p>
      <text:p text:style-name="Standard">(setf (mammal-sound *king-kong*) "Rawwwwwwwwr")</text:p>
      <text:p text:style-name="Standard">(format t "I say ~a ~%" (mammal-sound *king-kong*))</text:p>
      <text:p text:style-name="Standard"/>
      <text:p text:style-name="Standard">;;; Inheritance allows you to inherit all the attributes of the superclass</text:p>
      <text:p text:style-name="Standard">;;; and call methods that accept the superclass</text:p>
      <text:p text:style-name="Standard"/>
      <text:p text:style-name="Standard">(defclass dog (mammal)</text:p>
      <text:p text:style-name="Standard"><text:tab/>())</text:p>
      <text:p text:style-name="Standard"/>
      <text:p text:style-name="Standard">(defparameter *rover*</text:p>
      <text:p text:style-name="Standard"><text:tab/>(make-instance 'dog :name "Rover" :sound "Woof")</text:p>
      <text:p text:style-name="Standard">)</text:p>
      <text:p text:style-name="Standard"/>
      <text:p text:style-name="Standard">(make-sound *rover*)</text:p>
      <text:p text:style-name="Standard"/>
      <text:p text:style-name="P1">;;; ---------- ARRAYS ---------- </text:p>
      <text:p text:style-name="Standard"/>
      <text:p text:style-name="Standard">;;; Create an array with 3 storage areas</text:p>
      <text:p text:style-name="Standard">(defparameter names (make-array 3))</text:p>
      <text:p text:style-name="Standard"/>
      <text:p text:style-name="Standard">;;; Add a value to an array</text:p>
      <text:p text:style-name="Standard"><text:soft-page-break/>(setf (aref names 1) 'Bob)</text:p>
      <text:p text:style-name="Standard"/>
      <text:p text:style-name="Standard">;;; Get a value in an index</text:p>
      <text:p text:style-name="Standard">(aref names 1)</text:p>
      <text:p text:style-name="Standard"/>
      <text:p text:style-name="Standard">;;; Make a 3 by 3 array</text:p>
      <text:p text:style-name="Standard">(setf num-array (make-array '(3 3)</text:p>
      <text:p text:style-name="Standard"><text:tab/>:initial-contents '((0 1 2) (3 4 5) (6 7 8))))</text:p>
      <text:p text:style-name="Standard"><text:tab/></text:p>
      <text:p text:style-name="Standard">;;; Cycle through and print the array</text:p>
      <text:p text:style-name="Standard">(dotimes (x 3)</text:p>
      <text:p text:style-name="Standard"><text:tab/>(dotimes (y 3)</text:p>
      <text:p text:style-name="Standard"><text:tab/><text:tab/>(print (aref num-array x y))</text:p>
      <text:p text:style-name="Standard"><text:tab/>)</text:p>
      <text:p text:style-name="Standard">)</text:p>
      <text:p text:style-name="Standard"/>
      <text:p text:style-name="P1">;;; ---------- HASH TABLE ---------- </text:p>
      <text:p text:style-name="Standard">;;; A collection of key value pairs</text:p>
      <text:p text:style-name="Standard"/>
      <text:p text:style-name="Standard">;;; Create a hash table</text:p>
      <text:p text:style-name="Standard">(defparameter people (make-hash-table))</text:p>
      <text:p text:style-name="Standard"/>
      <text:p text:style-name="Standard">;;; Set the key as 102 and the value to Paul Smith</text:p>
      <text:p text:style-name="Standard">(setf (gethash '102 people) '(Paul Smith))</text:p>
      <text:p text:style-name="Standard">(setf (gethash '103 people) '(Sam Smith))</text:p>
      <text:p text:style-name="Standard"/>
      <text:p text:style-name="Standard">;;; Get the value stored in the key 102</text:p>
      <text:p text:style-name="Standard">(gethash '102 people)</text:p>
      <text:p text:style-name="Standard"/>
      <text:p text:style-name="Standard">;;; maphash executes a function on each item</text:p>
      <text:p text:style-name="Standard">;;; ~% = newline</text:p>
      <text:p text:style-name="Standard">(maphash #'(lambda (k v) (format t "~a = ~a~%" k v)) people)</text:p>
      <text:p text:style-name="Standard"/>
      <text:p text:style-name="Standard">;;; Remove an entry with the key</text:p>
      <text:p text:style-name="Standard">(remhash '103 people)</text:p>
      <text:p text:style-name="Standard"/>
      <text:p text:style-name="P1">;;; ---------- STRUCTURES ----------</text:p>
      <text:p text:style-name="Standard">;;; A user defined data type with multiple different data types</text:p>
      <text:p text:style-name="Standard"/>
      <text:p text:style-name="Standard">;;; Define the data names in the struct</text:p>
      <text:p text:style-name="Standard">(defstruct customer name address id)</text:p>
      <text:p text:style-name="Standard"/>
      <text:p text:style-name="Standard">;;; Store data in the struct</text:p>
      <text:p text:style-name="Standard">(setq paulsmith (make-customer </text:p>
      <text:p text:style-name="Standard"><text:tab/>:name "Paul Smith"</text:p>
      <text:p text:style-name="Standard"><text:tab/>:address "123 Main St"</text:p>
      <text:p text:style-name="Standard"><text:tab/>:id 1000</text:p>
      <text:p text:style-name="Standard">))</text:p>
      <text:p text:style-name="Standard"/>
      <text:p text:style-name="Standard"><text:soft-page-break/>;;; Get a value stored</text:p>
      <text:p text:style-name="Standard">(customer-name paulsmith)</text:p>
      <text:p text:style-name="Standard"/>
      <text:p text:style-name="Standard">;;; Change a value in the struct</text:p>
      <text:p text:style-name="Standard">(setf (customer-address paulsmith) "125 Main St")</text:p>
      <text:p text:style-name="Standard">(write paulsmith)</text:p>
      <text:p text:style-name="Standard"/>
      <text:p text:style-name="Standard">(setq sally-smith-1001 (make-customer </text:p>
      <text:p text:style-name="Standard"><text:tab/>:name "Sally Smith"</text:p>
      <text:p text:style-name="Standard"><text:tab/>:address "123 Main St"</text:p>
      <text:p text:style-name="Standard"><text:tab/>:id 1001</text:p>
      <text:p text:style-name="Standard">))</text:p>
      <text:p text:style-name="Standard"/>
      <text:p text:style-name="P1">;;; ---------- FILE I O ---------- </text:p>
      <text:p text:style-name="Standard"/>
      <text:p text:style-name="Standard">;;; Write text to a file</text:p>
      <text:p text:style-name="Standard">;;; A keyword symbol starts with a colon and it only means itself</text:p>
      <text:p text:style-name="Standard">(with-open-file (my-stream</text:p>
      <text:p text:style-name="Standard"><text:tab/><text:tab/><text:tab/><text:tab/>"test.txt"</text:p>
      <text:p text:style-name="Standard"><text:tab/><text:tab/><text:tab/><text:tab/>:direction :output ; We are writing to the file</text:p>
      <text:p text:style-name="Standard"><text:tab/><text:tab/><text:tab/><text:tab/>:if-exists :supersede) ; If the file exists delete it</text:p>
      <text:p text:style-name="Standard"><text:tab/>(princ "Some random Text" my-stream))</text:p>
      <text:p text:style-name="Standard"/>
      <text:p text:style-name="Standard">;;; Read data from a file</text:p>
      <text:p text:style-name="Standard">(let ((in (open "test.txt" :if-does-not-exist nil)))</text:p>
      <text:p text:style-name="Standard"><text:s text:c="3"/>(when in</text:p>
      <text:p text:style-name="Standard"><text:s text:c="6"/>(loop for line = (read-line in nil)</text:p>
      <text:p text:style-name="Standard"><text:s text:c="6"/>while line do (format t "~a~%" line))</text:p>
      <text:p text:style-name="Standard"><text:s text:c="6"/>(close in)</text:p>
      <text:p text:style-name="Standard"><text:s text:c="3"/>)</text:p>
      <text:p text:style-name="Standard"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02:19:19.461680087</meta:creation-date>
    <dc:date>2018-07-22T09:13:50.840213261</dc:date>
    <meta:editing-duration>PT3M33S</meta:editing-duration>
    <meta:editing-cycles>2</meta:editing-cycles>
    <meta:generator>LibreOffice/5.4.7.2$Linux_X86_64 LibreOffice_project/40m0$Build-2</meta:generator>
    <meta:document-statistic meta:table-count="0" meta:image-count="0" meta:object-count="0" meta:page-count="15" meta:paragraph-count="550" meta:word-count="3375" meta:character-count="18406" meta:non-whitespace-character-count="15275"/>
  </office:meta>
</office:document-meta>
</file>